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Ubuntu" svg:font-family="Ubuntu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mbria" svg:font-family="Cambria" style:font-family-generic="system" style:font-pitch="variable"/>
    <style:font-face style:name="Century Gothic" svg:font-family="'Century Gothic'" style:font-family-generic="system" style:font-pitch="variable"/>
    <style:font-face style:name="Gill Sans" svg:font-family="'Gill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language="el" fo:country="GR" officeooo:rsid="004d215d" officeooo:paragraph-rsid="0060e053"/>
    </style:style>
    <style:style style:name="P2" style:family="paragraph" style:parent-style-name="Standard">
      <style:text-properties style:font-name="Arial" fo:language="el" fo:country="GR" officeooo:rsid="004d215d" officeooo:paragraph-rsid="00624f4b"/>
    </style:style>
    <style:style style:name="P3" style:family="paragraph" style:parent-style-name="Standard" style:list-style-name="L3">
      <style:text-properties style:font-name="Arial" fo:language="el" fo:country="GR" fo:font-weight="bold" officeooo:rsid="004d215d" officeooo:paragraph-rsid="00624f4b" style:font-weight-asian="bold" style:font-weight-complex="bold"/>
    </style:style>
    <style:style style:name="P4" style:family="paragraph" style:parent-style-name="Standard" style:list-style-name="L5">
      <style:text-properties style:font-name="Arial" fo:language="el" fo:country="GR" fo:font-weight="bold" officeooo:rsid="004d215d" officeooo:paragraph-rsid="00624f4b" style:font-weight-asian="bold" style:font-weight-complex="bold"/>
    </style:style>
    <style:style style:name="P5" style:family="paragraph" style:parent-style-name="Standard">
      <style:text-properties style:font-name="Arial" fo:language="el" fo:country="GR" fo:font-weight="bold" officeooo:rsid="004d215d" officeooo:paragraph-rsid="0060e053" style:font-weight-asian="bold" style:font-weight-complex="bold"/>
    </style:style>
    <style:style style:name="P6" style:family="paragraph" style:parent-style-name="Standard" style:list-style-name="L6">
      <style:text-properties style:font-name="Arial" fo:language="el" fo:country="GR" fo:font-weight="bold" officeooo:rsid="004d215d" officeooo:paragraph-rsid="00624f4b" style:font-weight-asian="bold" style:font-weight-complex="bold"/>
    </style:style>
    <style:style style:name="P7" style:family="paragraph" style:parent-style-name="Standard" style:list-style-name="L4">
      <style:text-properties style:font-name="Arial" fo:language="el" fo:country="GR" fo:font-weight="bold" officeooo:rsid="004d215d" officeooo:paragraph-rsid="00624f4b" style:font-weight-asian="bold" style:font-weight-complex="bold"/>
    </style:style>
    <style:style style:name="P8" style:family="paragraph" style:parent-style-name="Standard">
      <style:text-properties style:font-name="Arial" fo:language="el" fo:country="GR" fo:font-weight="bold" officeooo:rsid="004d215d" officeooo:paragraph-rsid="00624f4b" style:font-weight-asian="bold" style:font-weight-complex="bold"/>
    </style:style>
    <style:style style:name="P9" style:family="paragraph" style:parent-style-name="Standard">
      <style:text-properties officeooo:paragraph-rsid="00624f4b"/>
    </style:style>
    <style:style style:name="T1" style:family="text">
      <style:text-properties fo:color="#404040" fo:language="en" fo:country="US" style:letter-kerning="true" style:font-name-complex="Cambria" style:language-complex="el" style:country-complex="GR"/>
    </style:style>
    <style:style style:name="T2" style:family="text">
      <style:text-properties fo:color="#404040" fo:language="en" fo:country="US" officeooo:rsid="00624f4b" style:letter-kerning="true" style:font-name-complex="Cambria" style:language-complex="el" style:country-complex="GR"/>
    </style:style>
    <style:style style:name="T3" style:family="text">
      <style:text-properties fo:color="#404040" fo:language="en" fo:country="US" officeooo:rsid="0062c83b" style:letter-kerning="true" style:font-name-complex="Cambria" style:language-complex="el" style:country-complex="GR"/>
    </style:style>
    <style:style style:name="T4" style:family="text">
      <style:text-properties fo:color="#404040" fo:language="en" fo:country="US" officeooo:rsid="00644300" style:letter-kerning="true" style:font-name-complex="Cambria" style:language-complex="el" style:country-complex="GR"/>
    </style:style>
    <style:style style:name="T5" style:family="text">
      <style:text-properties fo:color="#404040" fo:language="en" fo:country="US" officeooo:rsid="0064f668" style:letter-kerning="true" style:font-name-complex="Cambria" style:language-complex="el" style:country-complex="GR"/>
    </style:style>
    <style:style style:name="T6" style:family="text">
      <style:text-properties fo:color="#404040" fo:language="en" fo:country="US" officeooo:rsid="0066bfa1" style:letter-kerning="true" style:font-name-complex="Cambria" style:language-complex="el" style:country-complex="GR"/>
    </style:style>
    <style:style style:name="T7" style:family="text">
      <style:text-properties fo:color="#404040" fo:language="en" fo:country="US" officeooo:rsid="0066f1d2" style:letter-kerning="true" style:font-name-complex="Cambria" style:language-complex="el" style:country-complex="GR"/>
    </style:style>
    <style:style style:name="T8" style:family="text">
      <style:text-properties fo:color="#404040" fo:language="en" fo:country="US" officeooo:rsid="006843a7" style:letter-kerning="true" style:font-name-complex="Cambria" style:language-complex="el" style:country-complex="GR"/>
    </style:style>
    <style:style style:name="T9" style:family="text">
      <style:text-properties fo:color="#404040" fo:language="en" fo:country="US" officeooo:rsid="0068d5ea" style:letter-kerning="true" style:font-name-complex="Cambria" style:language-complex="el" style:country-complex="GR"/>
    </style:style>
    <style:style style:name="T10" style:family="text">
      <style:text-properties fo:color="#404040" fo:language="en" fo:country="US" fo:font-weight="bold" style:letter-kerning="true" style:font-weight-asian="bold" style:font-name-complex="Cambria" style:language-complex="el" style:country-complex="GR" style:font-weight-complex="bold"/>
    </style:style>
    <style:style style:name="T11" style:family="text">
      <style:text-properties fo:color="#404040" officeooo:rsid="00644300" style:letter-kerning="true" style:font-name-complex="Cambria" style:language-complex="el" style:country-complex="GR"/>
    </style:style>
    <style:style style:name="T12" style:family="text">
      <style:text-properties fo:color="#404040" style:font-name="Arial" fo:language="en" fo:country="US" officeooo:rsid="004d215d" style:letter-kerning="true" style:font-name-complex="Cambria" style:language-complex="el" style:country-complex="GR"/>
    </style:style>
    <style:style style:name="T13" style:family="text">
      <style:text-properties fo:color="#404040" style:font-name="Arial" fo:language="en" fo:country="US" officeooo:rsid="006963a3" style:letter-kerning="true" style:font-name-complex="Cambria" style:language-complex="el" style:country-complex="GR"/>
    </style:style>
    <style:style style:name="T14" style:family="text">
      <style:text-properties officeooo:rsid="006963a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2. </text:span><text:span text:style-name="T1">FACTS AND FALLACIES </text:span></text:p>
      <text:p text:style-name="P2"><text:span text:style-name="T1"/></text:p>
      <text:list xml:id="list360226118" text:style-name="L4">
        <text:list-item>
          <text:p text:style-name="P7"><text:span text:style-name="T1">1. Είναι η ποιότητα προγραμματιστών σημαντικός παράγοντας στην ανάπτυξη τεχνολογίας λογισμικού; Ναι ή Όχι και γιατί; </text:span></text:p>
        </text:list-item>
      </text:list>
      <text:p text:style-name="P2"><text:span text:style-name="T1"><text:tab/></text:span></text:p>
      <text:p text:style-name="P2"><text:span text:style-name="T1"><text:tab/>Είναι γιατί οι oι καλύτεροι προγραμματιστές είναι έως 28 φορές καλύτεροι σε σχέση με τους χειρότερους προγραμματιστές</text:span></text:p>
      <text:p text:style-name="P2"><text:span text:style-name="T1"/></text:p>
      <text:p text:style-name="P8"><text:span text:style-name="T1"/></text:p>
      <text:list xml:id="list5132883202325" text:continue-numbering="true" text:style-name="L4">
        <text:list-item>
          <text:p text:style-name="P7"><text:span text:style-name="T1">2. Τι δυσκολίες εμφανίζονται αν αποπειραθούμε να αναπτύξουμε κώδικα ο οποίος θα θέλαμε να επαναχρησιμοποιηθεί; </text:span></text:p>
        </text:list-item>
      </text:list>
      <text:p text:style-name="P2"><text:span text:style-name="T1"/></text:p>
      <text:p text:style-name="P2"><text:span text:style-name="T1"><text:tab/>-Τα επαναχρησιμοποιούμενα συστατικά</text:span></text:p>
      <text:p text:style-name="P2"><text:span text:style-name="T1"><text:tab/><text:tab/>Είναι 3 φορές πιο δύσκολο να φτιαχτούν</text:span></text:p>
      <text:p text:style-name="P2"><text:span text:style-name="T1"><text:tab/><text:tab/>Πρέπει να δοκιμαστούν σε 3 διαφορετικά σενάρια χρήσης</text:span></text:p>
      <text:p text:style-name="P2"><text:span text:style-name="T1"><text:tab/><text:tab/></text:span></text:p>
      <text:p text:style-name="P2"><text:span text:style-name="T1"><text:tab/>-Η τροποποίηση τέτοιων συστατικών οδηγεί πολύ συχνά σε σφάλματα</text:span></text:p>
      <text:p text:style-name="P2"><text:span text:style-name="T1"><text:tab/><text:tab/>Αν πρέπει να τροποποιηθεί πάνω από 20%-25% του κώδικα, καλύτερα να ξαναγραφτεί από την αρχή (NASA)</text:span></text:p>
      <text:p text:style-name="P2"><text:span text:style-name="T1"><text:tab/><text:tab/>Κατανόηση του κώδικα </text:span></text:p>
      <text:p text:style-name="P2"><text:span text:style-name="T1"><text:tab/><text:tab/>Τεκμηρίωση </text:span></text:p>
      <text:p text:style-name="P9"><text:span text:style-name="T12"><text:tab/><text:tab/></text:span><text:span text:style-name="T13">Design Patterns</text:span></text:p>
      <text:p text:style-name="P2"><text:span text:style-name="T1"/></text:p>
      <text:p text:style-name="P2"><text:span text:style-name="T1"/></text:p>
      <text:list xml:id="list5132776626721" text:continue-numbering="true" text:style-name="L4">
        <text:list-item>
          <text:p text:style-name="P7"><text:span text:style-name="T1">3. Τι ισχύει αναφορικά με τα ποσοστά κάλυψης του κώδικα κατά τη διάρκεια των διαδικασιών ελέγχου; Είναι λογικό να απαιτούμε από τους προγραμματιστές την επίτευξη πολύ υψηλών ποσοστών κάλυψης; </text:span></text:p>
        </text:list-item>
      </text:list>
      <text:p text:style-name="P2"><text:span text:style-name="T1"><text:tab/></text:span></text:p>
      <text:p text:style-name="P2"><text:span text:style-name="T1"><text:tab/>Ο έλεγχος στο λογισμικό πραγματοποιείται με κάλυψη στο 55% έως 60%</text:span></text:p>
      <text:p text:style-name="P2"><text:span text:style-name="T1"/></text:p>
      <text:p text:style-name="P2"><text:span text:style-name="T1"><text:tab/>Η 100% κάλυψη δεν επαρκεί έτσι κι αλλιώς </text:span></text:p>
      <text:p text:style-name="P2"><text:span text:style-name="T1"><text:tab/>Περίπου 35% των σφαλμάτων οφείλονται σε κώδικα που λείπει</text:span></text:p>
      <text:p text:style-name="P2"><text:span text:style-name="T1"><text:tab/>Ένα άλλο 40% προκύπτει από τον μοναδικό συνδυασμό δύο διαφορετικών λογικών μονοπατιών</text:span></text:p>
      <text:p text:style-name="P2"><text:span text:style-name="T1"><text:tab/>Τίποτε από τα παραπάνω δεν εντοπίζεται με 100% κάλυψη</text:span></text:p>
      <text:p text:style-name="P2"><text:span text:style-name="T1"/></text:p>
      <text:p text:style-name="P2"><text:span text:style-name="T1"><text:tab/>Αν ζητηθεί κάλυψη πάνω από 60%, οι μηχανικοί λογισμικού παύουν να ασχολούνται </text:span></text:p>
      <text:p text:style-name="P2"><text:span text:style-name="T1"><text:tab/>με το πώς να γράψουν καλό κώδικα και ασχολούνται με το πώς να πετύχουν το ποσοστό της κάλυψης.</text:span></text:p>
      <text:p text:style-name="P2"><text:span text:style-name="T1"/></text:p>
      <text:p text:style-name="P2"><text:span text:style-name="T1"/></text:p>
      <text:list xml:id="list5133498405474" text:continue-numbering="true" text:style-name="L4">
        <text:list-item>
          <text:p text:style-name="P7"><text:span text:style-name="T1">4. Χρειαζόμαστε καινούριες μεθοδολογίες αναφορικά με την ανάπτυξη λογισμικού; </text:span></text:p>
        </text:list-item>
      </text:list>
      <text:p text:style-name="P2"><text:span text:style-name="T1"/></text:p>
      <text:p text:style-name="P2"><text:span text:style-name="T1">Όχι δεν χρειαζόμαστε,οι περισσότεροι που ακολουθούν μια μεθοδολογία την προσαρμόζουν στις ανάγκες που έχουν εκείνη τη στιγμή</text:span></text:p>
      <text:p text:style-name="P2"><text:span text:style-name="T1"/></text:p>
      <text:p text:style-name="P2"><text:span text:style-name="T1"/></text:p>
      <text:list xml:id="list5132791468588" text:continue-numbering="true" text:style-name="L4">
        <text:list-item>
          <text:p text:style-name="P7"><text:soft-page-break/><text:span text:style-name="T1">5. Ποια είναι τα βασικότερα προβλήματα που αντιμετωπίζουμε όταν θέλουμε να αντικαταστήσουμε ένα πληροφοριακό σύστημα που βρίσκεται σε παραγωγική λειτουργία για αρκετά χρόνια; </text:span></text:p>
        </text:list-item>
      </text:list>
      <text:p text:style-name="P2"><text:span text:style-name="T1"/></text:p>
      <text:p text:style-name="P2"><text:span text:style-name="T1">-Υπάρχουν λάθος απαιτήσεις και είναι ακριβή η διόρθωση τους όταν το σύστημα έχει μπει σε παραγωγική λειτουργία</text:span></text:p>
      <text:p text:style-name="P2"><text:span text:style-name="T1">-Το Backup Δεδομένων μπορεί να μην είναι εφικτό</text:span></text:p>
      <text:p text:style-name="P2"><text:span text:style-name="T1">-Εκπαίδευση των χρηστών στο νέο πληροφοριακό σύστημα </text:span></text:p>
      <text:p text:style-name="P2"><text:span text:style-name="T1">-Δεν γίνεται σωστή ή και καθόλου επικοινωνία του νέου συστήματος με τα components που επικοινωνούσε το παλιό</text:span></text:p>
      <text:p text:style-name="P1"><text:span text:style-name="T10"/></text:p>
      <text:p text:style-name="P1"><text:span text:style-name="T10"/></text:p>
      <text:p text:style-name="P1"><text:span text:style-name="T10"/></text:p>
      <text:list xml:id="list380556570" text:style-name="L6">
        <text:list-item>
          <text:p text:style-name="P6"><text:span text:style-name="T1">Τι σημαίνει Dependency Injection και για ποιούς λόγους μας βοηθάει να φτιάξουμε κλάσεις που μπορούν να ελεγχθούν εύκολα μέσω ελέγχου μονάδων; (unit testing) 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Ubuntu" svg:font-family="Ubuntu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mbria" svg:font-family="Cambria" style:font-family-generic="system" style:font-pitch="variable"/>
    <style:font-face style:name="Century Gothic" svg:font-family="'Century Gothic'" style:font-family-generic="system" style:font-pitch="variable"/>
    <style:font-face style:name="Gill Sans" svg:font-family="'Gill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prefix="l" text:bullet-char="l">
        <style:list-level-properties text:list-level-position-and-space-mode="label-alignment">
          <style:list-level-label-alignment text:label-followed-by="listtab"/>
        </style:list-level-properties>
        <style:text-properties fo:font-family="Wingdings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25T11:53:31.777000000</meta:creation-date>
    <meta:generator>LibreOffice/6.3.4.2$Windows_x86 LibreOffice_project/60da17e045e08f1793c57c00ba83cdfce946d0aa</meta:generator>
    <dc:date>2020-01-27T00:51:31.758000000</dc:date>
    <meta:editing-duration>PT18H1M4S</meta:editing-duration>
    <meta:editing-cycles>74</meta:editing-cycles>
    <meta:document-statistic meta:table-count="0" meta:image-count="0" meta:object-count="0" meta:page-count="2" meta:paragraph-count="31" meta:word-count="336" meta:character-count="2252" meta:non-whitespace-character-count="1912"/>
  </office:meta>
</office:document-meta>
</file>